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1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reakoutV</text:p>
          </table:table-cell>
          <table:table-cell office:value-type="string">
            <text:p>Arcade\BreakoutV.png</text:p>
          </table:table-cell>
          <table:table-cell office:value-type="string">
            <text:p>Arcade\BreakoutV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22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19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1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30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31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1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7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8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8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1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1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70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1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8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9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90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1"/>
        </table:table-row>
        <table:table-row table:style-name="ro1">
          <table:table-cell table:formula="of:=[.A91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3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4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5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1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2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3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1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Nomis</text:p>
          </table:table-cell>
          <table:table-cell office:value-type="string">
            <text:p>Puzzle\Nomis.png</text:p>
          </table:table-cell>
          <table:table-cell office:value-type="string">
            <text:p>Puzzle\Nomis.hex</text:p>
          </table:table-cell>
          <table:table-cell table:number-columns-repeated="3"/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8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9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4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1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51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2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1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60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1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1">
            <text:p>11</text:p>
          </table:table-cell>
          <table:table-cell office:value-type="string">
            <text:p>RickMorty</text:p>
          </table:table-cell>
          <table:table-cell office:value-type="string">
            <text:p>RPG\Rick-and-Morty.png</text:p>
          </table:table-cell>
          <table:table-cell office:value-type="string">
            <text:p>RPG\Rick-and-Morty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elinebins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6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1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2">
            <text:p>12</text:p>
          </table:table-cell>
          <table:table-cell office:value-type="string">
            <text:p>Galaxion</text:p>
          </table:table-cell>
          <table:table-cell office:value-type="string">
            <text:p>Shooter\Galaxion.png</text:p>
          </table:table-cell>
          <table:table-cell office:value-type="string">
            <text:p>Shooter\Galaxion.hex</text:p>
          </table:table-cell>
          <table:table-cell table:number-columns-repeated="3"/>
          <table:table-cell office:value-type="string">
            <text:p>tako2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6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7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1"/>
        </table:table-row>
        <table:table-row table:style-name="ro1">
          <table:table-cell table:formula="of:=[.A209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14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1"/>
        </table:table-row>
        <table:table-row table:style-name="ro1">
          <table:table-cell table:formula="of:=[.A215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21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1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5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1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51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52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53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8/27/2020</text:date>, <text:time>16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8-27T16:55:52</dc:date>
    <meta:editing-cycles>3</meta:editing-cycles>
    <meta:editing-duration>PT1H28M10S</meta:editing-duration>
    <meta:document-statistic meta:table-count="1" meta:cell-count="1437" meta:object-count="0"/>
  </office:meta>
</office:document-meta>
</file>